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" fo:font-size="18pt" officeooo:rsid="001a2de1" officeooo:paragraph-rsid="001f0285" style:font-size-asian="15.75pt" style:font-size-complex="18pt"/>
    </style:style>
    <style:style style:name="P2" style:family="paragraph" style:parent-style-name="Text_20_body">
      <style:text-properties style:font-name="Bitstream Charter" fo:font-size="18pt" officeooo:rsid="001c6b2a" officeooo:paragraph-rsid="001c6b2a" style:font-size-asian="15.75pt" style:font-size-complex="18pt"/>
    </style:style>
    <style:style style:name="P3" style:family="paragraph" style:parent-style-name="Text_20_body">
      <style:text-properties officeooo:paragraph-rsid="001a2de1"/>
    </style:style>
    <style:style style:name="P4" style:family="paragraph" style:parent-style-name="Text_20_body">
      <style:text-properties officeooo:paragraph-rsid="001a77d2"/>
    </style:style>
    <style:style style:name="P5" style:family="paragraph" style:parent-style-name="Text_20_body">
      <style:text-properties officeooo:paragraph-rsid="001a9cb3"/>
    </style:style>
    <style:style style:name="P6" style:family="paragraph" style:parent-style-name="Text_20_body">
      <style:text-properties officeooo:paragraph-rsid="001be817"/>
    </style:style>
    <style:style style:name="P7" style:family="paragraph" style:parent-style-name="Text_20_body">
      <style:text-properties officeooo:paragraph-rsid="001c449b"/>
    </style:style>
    <style:style style:name="P8" style:family="paragraph" style:parent-style-name="Text_20_body">
      <style:text-properties officeooo:paragraph-rsid="001c6b2a"/>
    </style:style>
    <style:style style:name="P9" style:family="paragraph" style:parent-style-name="Text_20_body">
      <style:text-properties officeooo:paragraph-rsid="001d4aef"/>
    </style:style>
    <style:style style:name="P10" style:family="paragraph" style:parent-style-name="Text_20_body">
      <style:text-properties officeooo:paragraph-rsid="001f0285"/>
    </style:style>
    <style:style style:name="P11" style:family="paragraph" style:parent-style-name="Text_20_body">
      <style:text-properties style:font-name="Bitstream Charter" fo:font-size="18pt" officeooo:rsid="001a2de1" officeooo:paragraph-rsid="001a2de1" style:font-size-asian="15.75pt" style:font-size-complex="18pt"/>
    </style:style>
    <style:style style:name="P12" style:family="paragraph" style:parent-style-name="Text_20_body">
      <style:text-properties style:font-name="Bitstream Charter" fo:font-size="18pt" officeooo:rsid="001a2de1" officeooo:paragraph-rsid="001c6b2a" style:font-size-asian="15.75pt" style:font-size-complex="18pt"/>
    </style:style>
    <style:style style:name="P13" style:family="paragraph" style:parent-style-name="Text_20_body">
      <style:text-properties style:font-name="Bitstream Charter" fo:font-size="18pt" officeooo:rsid="001c6b2a" officeooo:paragraph-rsid="001c6b2a" style:font-size-asian="15.75pt" style:font-size-complex="18pt"/>
    </style:style>
    <style:style style:name="P14" style:family="paragraph" style:parent-style-name="Text_20_body">
      <style:text-properties style:font-name="Bitstream Charter" fo:font-size="16pt" fo:language="en" fo:country="US" fo:font-weight="normal" officeooo:rsid="001a9cb3" officeooo:paragraph-rsid="001d4aef" style:font-size-asian="16pt" style:font-weight-asian="normal" style:font-size-complex="16pt" style:font-weight-complex="normal"/>
    </style:style>
    <style:style style:name="P15" style:family="paragraph" style:parent-style-name="Text_20_body">
      <style:text-properties style:font-name="Bitstream Charter" fo:font-size="16pt" fo:language="en" fo:country="US" fo:font-weight="normal" officeooo:rsid="001a2de1" officeooo:paragraph-rsid="001d4aef" style:font-size-asian="16pt" style:font-weight-asian="normal" style:font-size-complex="16pt" style:font-weight-complex="normal"/>
    </style:style>
    <style:style style:name="P16" style:family="paragraph" style:parent-style-name="Text_20_body">
      <style:text-properties style:font-name="Bitstream Charter" fo:font-size="16pt" fo:language="en" fo:country="US" fo:font-weight="bold" officeooo:rsid="001a2de1" officeooo:paragraph-rsid="001d4aef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font-name="Bitstream Charter" fo:font-size="16pt" fo:language="en" fo:country="US" fo:font-weight="bold" officeooo:rsid="001a2de1" officeooo:paragraph-rsid="001f0285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size="16pt" fo:language="en" fo:country="US" fo:font-weight="normal" officeooo:paragraph-rsid="001d4aef" style:font-size-asian="16pt" style:font-weight-asian="normal" style:font-size-complex="16pt" style:font-weight-complex="normal"/>
    </style:style>
    <style:style style:name="P19" style:family="paragraph" style:parent-style-name="Text_20_body">
      <style:text-properties officeooo:paragraph-rsid="0021cb02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officeooo:rsid="001a77d2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1be817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1a9cb3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language="en" fo:country="US" fo:font-weight="normal" officeooo:rsid="001a2de1" style:font-size-asian="16pt" style:font-weight-asian="normal" style:font-size-complex="16pt" style:font-weight-complex="normal"/>
    </style:style>
    <style:style style:name="T7" style:family="text">
      <style:text-properties style:font-name="Bitstream Charter" fo:font-size="18pt" officeooo:rsid="001c6b2a" style:font-size-asian="15.75pt" style:font-size-complex="18pt"/>
    </style:style>
    <style:style style:name="T8" style:family="text">
      <style:text-properties style:font-name="Bitstream Charter" fo:font-size="18pt" fo:language="en" fo:country="US" officeooo:rsid="001a2de1" style:font-size-asian="15.75pt" style:font-size-complex="18pt"/>
    </style:style>
    <style:style style:name="T9" style:family="text">
      <style:text-properties style:font-name="Bitstream Charter" fo:font-size="18pt" fo:language="en" fo:country="US" fo:font-weight="bold" officeooo:rsid="001a2de1" style:font-size-asian="15.75pt" style:font-weight-asian="bold" style:font-size-complex="18pt" style:font-weight-complex="bold"/>
    </style:style>
    <style:style style:name="T10" style:family="text">
      <style:text-properties style:font-name="Bitstream Charter" fo:font-size="16pt" fo:language="en" fo:country="US" fo:font-weight="bold" style:font-size-asian="16pt" style:font-weight-asian="bold" style:font-size-complex="16pt" style:font-weight-complex="bold"/>
    </style:style>
    <style:style style:name="T11" style:family="text">
      <style:text-properties style:font-name="Bitstream Charter" fo:font-size="16pt" fo:language="en" fo:country="US" fo:font-weight="bold" officeooo:rsid="001a2de1" style:font-size-asian="16pt" style:font-weight-asian="bold" style:font-size-complex="16pt" style:font-weight-complex="bold"/>
    </style:style>
    <style:style style:name="T12" style:family="text">
      <style:text-properties style:font-name="Bitstream Charter" fo:font-size="16pt" fo:language="en" fo:country="US" fo:font-weight="bold" officeooo:rsid="001a77d2" style:font-size-asian="16pt" style:font-weight-asian="bold" style:font-size-complex="16pt" style:font-weight-complex="bold"/>
    </style:style>
    <style:style style:name="T13" style:family="text">
      <style:text-properties style:font-name="Bitstream Charter" fo:font-size="16pt" fo:language="en" fo:country="US" fo:font-weight="bold" officeooo:rsid="001a9cb3" style:font-size-asian="16pt" style:font-weight-asian="bold" style:font-size-complex="16pt" style:font-weight-complex="bold"/>
    </style:style>
    <style:style style:name="T14" style:family="text">
      <style:text-properties style:font-name="Bitstream Charter" fo:font-size="16pt" fo:language="en" fo:country="US" fo:font-weight="bold" officeooo:rsid="001be817" style:font-size-asian="16pt" style:font-weight-asian="bold" style:font-size-complex="16pt" style:font-weight-complex="bold"/>
    </style:style>
    <style:style style:name="T15" style:family="text">
      <style:text-properties style:font-name="Bitstream Charter" fo:font-size="16pt" fo:language="en" fo:country="US" fo:font-weight="bold" officeooo:rsid="001c449b" style:font-size-asian="16pt" style:font-weight-asian="bold" style:font-size-complex="16pt" style:font-weight-complex="bold"/>
    </style:style>
    <style:style style:name="T16" style:family="text">
      <style:text-properties style:font-name="Bitstream Charter" fo:font-size="16pt" fo:language="en" fo:country="US" fo:font-weight="bold" officeooo:rsid="001c6b2a" style:font-size-asian="16pt" style:font-weight-asian="bold" style:font-size-complex="16pt" style:font-weight-complex="bold"/>
    </style:style>
    <style:style style:name="T17" style:family="text">
      <style:text-properties style:font-name="Bitstream Charter" fo:font-size="16pt" fo:language="en" fo:country="US" fo:font-weight="normal" officeooo:rsid="001a2de1" style:font-size-asian="16pt" style:font-weight-asian="normal" style:font-size-complex="16pt" style:font-weight-complex="normal"/>
    </style:style>
    <style:style style:name="T18" style:family="text">
      <style:text-properties style:font-name="Bitstream Charter" fo:font-size="16pt" fo:language="en" fo:country="US" fo:font-weight="normal" officeooo:rsid="001a77d2" style:font-size-asian="16pt" style:font-weight-asian="normal" style:font-size-complex="16pt" style:font-weight-complex="normal"/>
    </style:style>
    <style:style style:name="T19" style:family="text">
      <style:text-properties style:font-name="Bitstream Charter" fo:font-size="16pt" fo:language="en" fo:country="US" fo:font-weight="normal" officeooo:rsid="001a9cb3" style:font-size-asian="16pt" style:font-weight-asian="normal" style:font-size-complex="16pt" style:font-weight-complex="normal"/>
    </style:style>
    <style:style style:name="T20" style:family="text">
      <style:text-properties style:font-name="Bitstream Charter" fo:font-size="16pt" fo:language="en" fo:country="US" fo:font-weight="normal" officeooo:rsid="001be817" style:font-size-asian="16pt" style:font-weight-asian="normal" style:font-size-complex="16pt" style:font-weight-complex="normal"/>
    </style:style>
    <style:style style:name="T21" style:family="text">
      <style:text-properties style:font-name="Bitstream Charter" fo:font-size="16pt" fo:language="en" fo:country="US" fo:font-weight="normal" officeooo:rsid="001c449b" style:font-size-asian="16pt" style:font-weight-asian="normal" style:font-size-complex="16pt" style:font-weight-complex="normal"/>
    </style:style>
    <style:style style:name="T22" style:family="text">
      <style:text-properties style:font-name="Bitstream Charter" fo:font-size="16pt" fo:language="en" fo:country="US" fo:font-weight="normal" officeooo:rsid="001c6b2a" style:font-size-asian="16pt" style:font-weight-asian="normal" style:font-size-complex="16pt" style:font-weight-complex="normal"/>
    </style:style>
    <style:style style:name="T23" style:family="text">
      <style:text-properties style:font-name="Bitstream Charter" fo:font-size="16pt" fo:language="en" fo:country="US" fo:font-weight="normal" officeooo:rsid="001d4aef" style:font-size-asian="16pt" style:font-weight-asian="normal" style:font-size-complex="16pt" style:font-weight-complex="normal"/>
    </style:style>
    <style:style style:name="T24" style:family="text">
      <style:text-properties style:font-name="Bitstream Charter" fo:font-size="16pt" fo:language="en" fo:country="US" fo:font-weight="normal" officeooo:rsid="001f0285" style:font-size-asian="16pt" style:font-weight-asian="normal" style:font-size-complex="16pt" style:font-weight-complex="normal"/>
    </style:style>
    <style:style style:name="T25" style:family="text">
      <style:text-properties style:font-name="Bitstream Charter" fo:font-size="16pt" fo:language="en" fo:country="US" fo:font-weight="normal" officeooo:rsid="0021cb02" style:font-size-asian="16pt" style:font-weight-asian="normal" style:font-size-complex="16pt" style:font-weight-complex="normal"/>
    </style:style>
    <style:style style:name="T26" style:family="text">
      <style:text-properties style:font-name="Bitstream Charter" fo:font-size="16pt" fo:language="en" fo:country="US" fo:font-style="italic" fo:font-weight="normal" officeooo:rsid="001a2de1" style:font-size-asian="16pt" style:font-weight-asian="normal" style:font-size-complex="16pt" style:font-weight-complex="normal"/>
    </style:style>
    <style:style style:name="T27" style:family="text">
      <style:text-properties style:font-name="Bitstream Charter" fo:font-size="12pt" fo:language="en" fo:country="US" fo:font-weight="normal" officeooo:rsid="0021cb02" style:font-size-asian="12pt" style:font-weight-asian="normal" style:font-size-complex="12pt" style:font-weight-complex="normal"/>
    </style:style>
    <style:style style:name="T28" style:family="text">
      <style:text-properties fo:font-size="12pt" officeooo:rsid="0022f7ca" style:font-size-asian="12pt" style:font-size-complex="12pt"/>
    </style:style>
    <style:style style:name="T29" style:family="text">
      <style:text-properties fo:font-size="12pt" fo:font-weight="normal" officeooo:rsid="00239e1c" style:font-size-asian="12pt" style:font-weight-asian="normal" style:font-size-complex="12pt" style:font-weight-complex="normal"/>
    </style:style>
    <style:style style:name="T30" style:family="text">
      <style:text-properties officeooo:rsid="0022f7ca"/>
    </style:style>
    <style:style style:name="T31" style:family="text">
      <style:text-properties officeooo:rsid="00239e1c"/>
    </style:style>
    <style:style style:name="T32" style:family="text">
      <style:text-properties fo:font-weight="normal" officeooo:rsid="00239e1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PLEMENTATION</text:p>
      <text:p text:style-name="Text_20_body"/>
      <text:p text:style-name="P11">MAIN UNIX COMMANDS USED :</text:p>
      <text:p text:style-name="P3"><text:bookmark text:name="firstHeading"/><text:span text:style-name="T8"><text:tab/></text:span><text:span text:style-name="T10">tr </text:span><text:span text:style-name="T11">(translate) command</text:span><text:span text:style-name="T17"> </text:span><text:span text:style-name="T11">---- </text:span><text:span text:style-name="T17">is a command in UNIX operating <text:tab/><text:tab/>systems. It is an abbreviation of </text:span><text:span text:style-name="T26">translate</text:span><text:span text:style-name="T17"> or </text:span><text:span text:style-name="T26">transliterate</text:span><text:span text:style-name="T17">, <text:tab/><text:tab/>indicating its operation of replacing or removing specific <text:tab/><text:tab/>characters in its input data set.</text:span></text:p>
      <text:p text:style-name="P3"><text:span text:style-name="T11"><text:tab/>sed (stream editor) command</text:span><text:span text:style-name="T17"> </text:span><text:span text:style-name="T11">----</text:span><text:span text:style-name="T17"> <text:s/>is a UNIX utility that <text:tab/><text:tab/><text:tab/>parses and transforms text, using a <text:tab/>simple, compact <text:tab/><text:tab/><text:tab/>programming language.</text:span></text:p>
      <text:p text:style-name="P4"><text:span text:style-name="T11"><text:tab/></text:span><text:span text:style-name="T12">echo </text:span><text:span text:style-name="T11">(</text:span><text:span text:style-name="T12">for output</text:span><text:span text:style-name="T11">) command ---- </text:span><text:span text:style-name="T17">is in </text:span><text:span text:style-name="T18">DOS </text:span><text:span text:style-name="T17">, </text:span><text:span text:style-name="T18">OS/2</text:span><text:span text:style-name="T17">, </text:span><text:span text:style-name="T18">Microsoft <text:tab/><text:tab/>Windows</text:span><text:span text:style-name="T17">, </text:span><text:span text:style-name="T18">Unix </text:span><text:span text:style-name="T17">and </text:span><text:span text:style-name="T18">Unix-like</text:span><text:span text:style-name="T17"> operating systems that <text:tab/><text:tab/><text:tab/>outputs the strings it is being passed as arguments. It is a <text:tab/><text:tab/>command typically used in </text:span><text:span text:style-name="T18">shell-script</text:span><text:span text:style-name="T17"> and </text:span><text:span text:style-name="T18">batch files</text:span><text:span text:style-name="T17"> to <text:tab/><text:tab/>output status text to the screen or a file.</text:span></text:p>
      <text:p text:style-name="P5"><text:span text:style-name="T17"><text:tab/></text:span><text:span text:style-name="T13">which</text:span><text:span text:style-name="T12"> </text:span><text:span text:style-name="T11">(</text:span><text:span text:style-name="T12">for </text:span><text:span text:style-name="T13">checking</text:span><text:span text:style-name="T11">) command ---- </text:span><text:span text:style-name="T17">is a </text:span><text:span text:style-name="T19">Unix </text:span><text:span text:style-name="T17">command used <text:tab/><text:tab/>to identify the location of </text:span><text:span text:style-name="T19">executables</text:span><text:span text:style-name="T17">. </text:span><text:span text:style-name="T23">Returns pathname <text:tab/><text:tab/>of the file</text:span></text:p>
      <text:p text:style-name="P5"><text:span text:style-name="T17"><text:tab/></text:span><text:span text:style-name="T13">stat</text:span><text:span text:style-name="T12"> </text:span><text:span text:style-name="T11">(</text:span><text:span text:style-name="T13">system call</text:span><text:span text:style-name="T11">) command ---- </text:span><text:span text:style-name="T17">is a </text:span><text:span text:style-name="T19">Unix system call</text:span><text:span text:style-name="T17"> that <text:tab/><text:tab/><text:tab/>returns </text:span><text:span text:style-name="T19">file attributes </text:span><text:span text:style-name="T17">about an </text:span><text:span text:style-name="T19">inode</text:span><text:span text:style-name="T17">.</text:span></text:p>
      <text:p text:style-name="P5"><text:span text:style-name="T17"><text:tab/></text:span><text:span text:style-name="T13">identify</text:span><text:span text:style-name="T12"> </text:span><text:span text:style-name="T11">(</text:span><text:span text:style-name="T13">for image</text:span><text:span text:style-name="T11">) command ---- </text:span><text:span text:style-name="T17">program is a member of <text:tab/><text:tab/>the ImageMagick(1) suite of tools. It describes the format <text:tab/><text:tab/>and characteristics of one or more image files. It also <text:tab/><text:tab/><text:tab/>reports if an image is incomplete or corrupt.</text:span></text:p>
      <text:p text:style-name="P19"><text:span text:style-name="T11"><text:tab/></text:span><text:span text:style-name="T14">find</text:span><text:span text:style-name="T12"> </text:span><text:span text:style-name="T11">(</text:span><text:span text:style-name="T13">for </text:span><text:span text:style-name="T14">search</text:span><text:span text:style-name="T11">) command ---- </text:span><text:span text:style-name="T20">i</text:span><text:span text:style-name="T17">s a </text:span><text:span text:style-name="T20">command-line-utility</text:span><text:span text:style-name="T17"> that <text:tab/><text:tab/></text:span><text:span text:style-name="T20">searches</text:span><text:span text:style-name="T17"> one or more </text:span><text:span text:style-name="T20">directory trees</text:span><text:span text:style-name="T17"> of a </text:span><text:span text:style-name="T20">file system</text:span><text:span text:style-name="T17">, <text:tab/><text:tab/><text:tab/>locates </text:span><text:span text:style-name="T20">files</text:span><text:span text:style-name="T17"> . <text:s text:c="69"/><text:tab/><text:tab/><text:tab/><text:tab/><text:tab/><text:tab/></text:span><text:span text:style-name="T27">page 4</text:span></text:p>
      <text:p text:style-name="P6"><text:soft-page-break/><text:span text:style-name="T17"><text:tab/></text:span><text:span text:style-name="T15">cut</text:span><text:span text:style-name="T12"> </text:span><text:span text:style-name="T11">(</text:span><text:span text:style-name="T15">to extract</text:span><text:span text:style-name="T11">) command ---- </text:span><text:span text:style-name="T17">is </text:span><text:span text:style-name="T21">a Unix command line</text:span><text:span text:style-name="T17"> utility <text:tab/><text:tab/>which is used to extract sections from each line of input, <text:tab/><text:tab/>usually from a </text:span><text:span text:style-name="T21">file</text:span><text:span text:style-name="T17">.</text:span></text:p>
      <text:p text:style-name="P7"><text:span text:style-name="T17"><text:tab/></text:span><text:span text:style-name="T15">basename</text:span><text:span text:style-name="T12"> </text:span><text:span text:style-name="T11">(</text:span><text:span text:style-name="T13">for </text:span><text:span text:style-name="T15">extracting name</text:span><text:span text:style-name="T11">) command ---- </text:span><text:span text:style-name="T17">is a standard <text:tab/><text:tab/></text:span><text:span text:style-name="T21">UNIX computer program</text:span><text:span text:style-name="T17">. When </text:span><text:span text:style-name="Teletype"><text:span text:style-name="T6">basename</text:span></text:span><text:span text:style-name="T17"> is given a <text:tab/><text:tab/><text:tab/></text:span><text:span text:style-name="T21">pathname</text:span><text:span text:style-name="T17">, it will delete any prefix up to the last slash <text:tab/><text:tab/><text:tab/>(</text:span><text:span text:style-name="Source_20_Text"><text:span text:style-name="T6">'/'</text:span></text:span><text:span text:style-name="T17">) character and return the result. </text:span></text:p>
      <text:p text:style-name="P8"><text:span text:style-name="T17"><text:tab/></text:span><text:span text:style-name="T16">hostnamectl</text:span><text:span text:style-name="T12"> </text:span><text:span text:style-name="T11">(</text:span><text:span text:style-name="T13">for </text:span><text:span text:style-name="T16">host</text:span><text:span text:style-name="T15"> name</text:span><text:span text:style-name="T11">) command ---- </text:span><text:span text:style-name="T22">may be used to <text:tab/><text:tab/>query and change the system hostname and related <text:tab/><text:tab/><text:tab/>settings.</text:span></text:p>
      <text:p text:style-name="P8"><text:span text:style-name="T17"><text:tab/></text:span><text:span text:style-name="T16">gpg</text:span><text:span text:style-name="T12"> </text:span><text:span text:style-name="T11">(</text:span><text:span text:style-name="T16">encryption</text:span><text:span text:style-name="T11">) command ---- </text:span><text:span text:style-name="T17">perform a reasonable action <text:tab/><text:tab/>depending on the type of file it is given as input (an <text:tab/><text:tab/><text:tab/>encrypted message is decrypted, a signature is verified, a <text:tab/><text:tab/>file containing keys is listed)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/text:p>
      <text:p text:style-name="P2"/>
      <text:p text:style-name="P2"/>
      <text:p text:style-name="P2"><text:tab/><text:tab/><text:tab/><text:tab/><text:tab/><text:tab/><text:span text:style-name="T28">page 5</text:span></text:p>
      <text:p text:style-name="P2"><text:soft-page-break/>SYNTAX OF THE COMMANDS :</text:p>
      <text:p text:style-name="P8"><text:span text:style-name="T7"><text:tab/></text:span><text:span text:style-name="T11">tr (translate) command</text:span><text:span text:style-name="T17"> </text:span><text:span text:style-name="T11">---- <text:s/></text:span><text:span text:style-name="Strong_20_Emphasis"><text:span text:style-name="T17">$ tr [OPTION] SET1 [SET2]</text:span></text:span></text:p>
      <text:p text:style-name="P12"><text:tab/></text:p>
      <text:p text:style-name="P8"><text:span text:style-name="T9"><text:tab/></text:span><text:span text:style-name="T11">sed (stream editor) command</text:span><text:span text:style-name="T17"> </text:span><text:span text:style-name="T11">---- </text:span></text:p>
      <text:p text:style-name="P8"><text:span text:style-name="Strong_20_Emphasis"><text:span text:style-name="T11"><text:tab/><text:tab/><text:tab/><text:tab/><text:tab/> </text:span></text:span><text:span text:style-name="Strong_20_Emphasis"><text:span text:style-name="T22">$</text:span></text:span><text:span text:style-name="Strong_20_Emphasis"><text:span text:style-name="T16"> </text:span></text:span><text:span text:style-name="Strong_20_Emphasis"><text:span text:style-name="T5">sed OPTIONS... [SCRIPT] [INPUTFILE…]</text:span></text:span></text:p>
      <text:p text:style-name="P8"><text:span text:style-name="Strong_20_Emphasis"><text:span text:style-name="T5"><text:tab/></text:span></text:span><text:span text:style-name="T12">echo </text:span><text:span text:style-name="T11">(</text:span><text:span text:style-name="T12">for output</text:span><text:span text:style-name="T11">) command –---</text:span></text:p>
      <text:p text:style-name="P9"><text:span text:style-name="T11"><text:tab/><text:tab/><text:tab/><text:tab/><text:tab/><text:tab/></text:span><text:span text:style-name="T23">$ </text:span><text:span text:style-name="T5">echo [SHORT-OPTION]... [STRING…</text:span></text:p>
      <text:p text:style-name="P14"><text:tab/></text:p>
      <text:p text:style-name="P9"><text:span text:style-name="T19"><text:tab/></text:span><text:span text:style-name="T13">which</text:span><text:span text:style-name="T12"> </text:span><text:span text:style-name="T11">(</text:span><text:span text:style-name="T12">for </text:span><text:span text:style-name="T13">checking</text:span><text:span text:style-name="T11">) command ---- </text:span><text:span text:style-name="T23">$ </text:span><text:span text:style-name="T17">which -a [</text:span><text:span text:style-name="T26">filename</text:span><text:span text:style-name="T17">] …</text:span></text:p>
      <text:p text:style-name="P15"><text:tab/></text:p>
      <text:p text:style-name="P9"><text:span text:style-name="T17"><text:tab/></text:span><text:span text:style-name="T13">stat</text:span><text:span text:style-name="T12"> </text:span><text:span text:style-name="T11">(</text:span><text:span text:style-name="T13">system call</text:span><text:span text:style-name="T11">) command ---- <text:tab/></text:span><text:span text:style-name="T23">$ </text:span><text:span text:style-name="T17">stat [</text:span><text:span text:style-name="T26">OPTION</text:span><text:span text:style-name="T17">]... </text:span><text:span text:style-name="T26">FILE</text:span><text:span text:style-name="T17">...</text:span></text:p>
      <text:p text:style-name="P16"><text:tab/></text:p>
      <text:p text:style-name="P9"><text:span text:style-name="T11"><text:tab/></text:span><text:span text:style-name="T13">identify</text:span><text:span text:style-name="T12"> </text:span><text:span text:style-name="T11">(</text:span><text:span text:style-name="T13">for image</text:span><text:span text:style-name="T11">) command ---- </text:span></text:p>
      <text:p text:style-name="P9"><text:span text:style-name="T11"><text:tab/><text:tab/><text:tab/><text:tab/><text:tab/><text:tab/></text:span><text:span text:style-name="T23">$ </text:span><text:span text:style-name="T17">identify [options]…. </text:span><text:span text:style-name="T26">Input_file….</text:span></text:p>
      <text:p text:style-name="P17"><text:tab/></text:p>
      <text:p text:style-name="P1"><text:span text:style-name="T3"><text:tab/>find</text:span><text:span text:style-name="T2"> </text:span><text:span text:style-name="T1">(</text:span><text:span text:style-name="T4">for </text:span><text:span text:style-name="T3">search</text:span><text:span text:style-name="T1">) command ----</text:span></text:p>
      <text:p text:style-name="P9"><text:span text:style-name="T11"><text:tab/><text:tab/><text:tab/><text:tab/><text:tab/><text:tab/><text:tab/></text:span><text:span text:style-name="T5">$ find path... [expression]</text:span></text:p>
      <text:p text:style-name="P18"><text:tab/></text:p>
      <text:p text:style-name="P10"><text:span text:style-name="T5"><text:tab/></text:span><text:span text:style-name="T16">gpg</text:span><text:span text:style-name="T12"> </text:span><text:span text:style-name="T11">(</text:span><text:span text:style-name="T16">encryption</text:span><text:span text:style-name="T11">) command ---- </text:span></text:p>
      <text:p text:style-name="P10"><text:span text:style-name="T11"><text:tab/><text:tab/><text:tab/><text:tab/></text:span><text:span text:style-name="T24">$ </text:span><text:span text:style-name="T17">gpg [--options file] <text:s/>[options] <text:s/>command <text:s/></text:span></text:p>
      <text:p text:style-name="P17"/>
      <text:p text:style-name="P10"><text:span text:style-name="T11"><text:tab/></text:span><text:span text:style-name="T15">cut</text:span><text:span text:style-name="T12"> </text:span><text:span text:style-name="T11">(</text:span><text:span text:style-name="T15">to extract</text:span><text:span text:style-name="T11">) command ---- </text:span><text:span text:style-name="T24">$</text:span><text:span text:style-name="T17"> </text:span><text:span text:style-name="T5">cut [OPTION]... [FILE]...</text:span></text:p>
      <text:p text:style-name="P17"><text:tab/><text:tab/><text:tab/><text:tab/><text:tab/><text:tab/> <text:s text:c="69"/></text:p>
      <text:p text:style-name="P17"><text:s text:c="43"/><text:span text:style-name="T29">page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2:29:09.362750811</meta:creation-date>
    <dc:date>2017-11-25T04:18:12.156120408</dc:date>
    <meta:editing-duration>PT3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38" meta:word-count="413" meta:character-count="2817" meta:non-whitespace-character-count="2098"/>
  </office:meta>
</office:document-meta>
</file>